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07d3c2" officeooo:paragraph-rsid="0007d3c2"/>
    </style:style>
    <style:style style:name="P2" style:family="paragraph" style:parent-style-name="Standard" style:list-style-name="L1">
      <style:text-properties style:font-name="Noto Mono" officeooo:rsid="0007d3c2" officeooo:paragraph-rsid="0007d3c2"/>
    </style:style>
    <style:style style:name="P3" style:family="paragraph" style:parent-style-name="Standard">
      <style:text-properties style:font-name="Noto Mono" officeooo:rsid="0007d3c2" officeooo:paragraph-rsid="0007d3c2"/>
    </style:style>
    <style:style style:name="P4" style:family="paragraph" style:parent-style-name="Standard">
      <style:text-properties style:font-name="Noto Mono" officeooo:rsid="0007d3c2" officeooo:paragraph-rsid="000bd7b0"/>
    </style:style>
    <style:style style:name="P5" style:family="paragraph" style:parent-style-name="Standard" style:list-style-name="L1">
      <style:text-properties style:font-name="Noto Mono" officeooo:rsid="000b981b" officeooo:paragraph-rsid="000b981b"/>
    </style:style>
    <style:style style:name="P6" style:family="paragraph" style:parent-style-name="Standard">
      <style:text-properties style:font-name="Noto Mono" officeooo:rsid="000b981b" officeooo:paragraph-rsid="000b981b"/>
    </style:style>
    <style:style style:name="P7" style:family="paragraph" style:parent-style-name="Standard">
      <style:text-properties style:font-name="Noto Mono" officeooo:rsid="000b981b" officeooo:paragraph-rsid="000bd7b0"/>
    </style:style>
    <style:style style:name="P8" style:family="paragraph" style:parent-style-name="Standard">
      <style:text-properties style:font-name="Noto Mono" officeooo:rsid="000bd7b0" officeooo:paragraph-rsid="000bd7b0"/>
    </style:style>
    <style:style style:name="P9" style:family="paragraph" style:parent-style-name="Standard">
      <style:text-properties style:font-name="Noto Mono" fo:font-weight="bold" officeooo:rsid="0007d3c2" officeooo:paragraph-rsid="000bd7b0" style:font-weight-asian="bold" style:font-weight-complex="bold"/>
    </style:style>
    <style:style style:name="P10" style:family="paragraph" style:parent-style-name="Standard">
      <style:text-properties style:font-name="Noto Mono" fo:font-weight="bold" officeooo:rsid="0007d3c2" officeooo:paragraph-rsid="0007d3c2" style:font-weight-asian="bold" style:font-weight-complex="bold"/>
    </style:style>
    <style:style style:name="P11" style:family="paragraph" style:parent-style-name="Standard">
      <style:text-properties style:font-name="Noto Mono" fo:font-weight="bold" officeooo:rsid="000bd7b0" officeooo:paragraph-rsid="000bd7b0" style:font-weight-asian="bold" style:font-weight-complex="bold"/>
    </style:style>
    <style:style style:name="P12" style:family="paragraph" style:parent-style-name="Standard">
      <style:text-properties style:font-name="Noto Mono" fo:font-weight="bold" officeooo:rsid="000b981b" officeooo:paragraph-rsid="000bd7b0" style:font-weight-asian="bold" style:font-weight-complex="bold"/>
    </style:style>
    <style:style style:name="P13" style:family="paragraph" style:parent-style-name="Standard">
      <style:text-properties style:font-name="Noto Mono" officeooo:rsid="000d8d48" officeooo:paragraph-rsid="000d8d48"/>
    </style:style>
    <style:style style:name="P14" style:family="paragraph" style:parent-style-name="Standard">
      <style:paragraph-properties fo:text-align="center" style:justify-single-word="false"/>
      <style:text-properties fo:color="#ce181e" style:font-name="Noto Mono" fo:font-size="14pt" fo:font-weight="bold" officeooo:rsid="000bf90e" officeooo:paragraph-rsid="000bf90e" style:font-size-asian="14pt" style:font-weight-asian="bold" style:font-size-complex="14pt" style:font-weight-complex="bold"/>
    </style:style>
    <style:style style:name="T1" style:family="text">
      <style:text-properties officeooo:rsid="000b981b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emme 974</text:p>
      <text:p text:style-name="P1"/>
      <text:p text:style-name="P1">Bonjour, je vais vous présenter mon site ‘Femme 974’.</text:p>
      <text:p text:style-name="P1"/>
      <text:p text:style-name="P10">Il est composer de :</text:p>
      <text:p text:style-name="P1"/>
      <text:list xml:id="list3598385221" text:style-name="L1">
        <text:list-item>
          <text:p text:style-name="P2">1 Barre de Navigation.</text:p>
        </text:list-item>
        <text:list-item>
          <text:p text:style-name="P2">1 <text:span text:style-name="T1">Zone de descrip</text:span>tion.</text:p>
        </text:list-item>
        <text:list-item>
          <text:p text:style-name="P2">2 Articles sur Les Femmes Battue<text:span text:style-name="T1">s</text:span>.</text:p>
        </text:list-item>
        <text:list-item>
          <text:p text:style-name="P5">1 Pied de page.</text:p>
        </text:list-item>
      </text:list>
      <text:p text:style-name="P6"/>
      <text:p text:style-name="P9">Barre de Navigation</text:p>
      <text:p text:style-name="P4"/>
      <text:p text:style-name="P8">Il est composer de plusieurs onglets.</text:p>
      <text:p text:style-name="P8"/>
      <text:p text:style-name="P11">Zone de description</text:p>
      <text:p text:style-name="P8"/>
      <text:p text:style-name="P8">Il est composer d’un message d’alerte ainsi qu’un numéro d’urgences.</text:p>
      <text:p text:style-name="P8"/>
      <text:p text:style-name="P11">Article</text:p>
      <text:p text:style-name="P8"/>
      <text:p text:style-name="P8">C’est le témoignage de 2 femmes qui ont été battues par leurs compagnons.</text:p>
      <text:p text:style-name="P8"/>
      <text:p text:style-name="P12">Pied de page</text:p>
      <text:p text:style-name="P7"/>
      <text:p text:style-name="P8">Il est composer d’un onglets « Nous Contacter ».</text:p>
      <text:p text:style-name="P8"/>
      <text:p text:style-name="P13">Voilà mon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4:19:31.697046850</meta:creation-date>
    <dc:date>2019-05-27T10:17:37.015560322</dc:date>
    <meta:editing-duration>PT48M44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6" meta:word-count="89" meta:character-count="477" meta:non-whitespace-character-count="408"/>
  </office:meta>
</office:document-meta>
</file>